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TitleChar" style:family="text">
      <style:text-properties fo:font-weight="bold" style:font-weight-asian="bold" fo:text-transform="uppercase"/>
    </style:style>
    <style:style style:name="P4" style:parent-style-name="Title" style:family="paragraph">
      <style:text-properties fo:font-weight="normal" style:font-weight-asian="normal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style:font-weight-complex="bold"/>
    </style:style>
    <style:style style:name="P9" style:parent-style-name="Normal" style:family="paragraph">
      <style:text-properties fo:color="#000000"/>
    </style:style>
    <style:style style:name="P10" style:parent-style-name="Heading2" style:family="paragraph">
      <style:text-properties style:use-window-font-color="true"/>
    </style:style>
    <style:style style:name="P11" style:parent-style-name="ListBullet" style:family="paragraph"/>
    <style:style style:name="P12" style:parent-style-name="ListBullet" style:family="paragraph"/>
    <style:style style:name="T13" style:parent-style-name="DefaultParagraphFont" style:family="text">
      <style:text-properties fo:color="#000000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fo:color="#000000"/>
    </style:style>
  </office:automatic-styles>
  <office:body>
    <office:text text:use-soft-page-breaks="true">
      <text:p text:style-name="P1"><text:span text:style-name="T3">Team 6</text:span></text:p>
      <text:p text:style-name="P4">Meeting Minutes 3</text:p>
      <text:p text:style-name="Details"><text:span text:style-name="T5">Date</text:span>: 15/2/2022</text:p>
      <text:p text:style-name="Details"><text:span text:style-name="T6">Time</text:span>: 15:15</text:p>
      <text:p text:style-name="Details"><text:span text:style-name="T7">Location:<text:s/></text:span><text:span text:style-name="T8">Horton D1.03</text:span></text:p>
      <text:h text:style-name="Heading1" text:outline-level="1">In Attendance</text:h>
      <text:p text:style-name="P9">Afnan Khurram, Abdul Rajput, Adnan Qureshi, Monjolajesu Adeyeye, Mohammed Hamza Javed, Muhammad Awais Aslam, Ismail Mohammed</text:p>
      <text:h text:style-name="P10" text:outline-level="2">Absent, with<text:s/>apologies<text:s/></text:h>
      <text:p text:style-name="Normal">Mo Ghafori</text:p>
      <text:h text:style-name="Heading1" text:outline-level="1"><text:span text:style-name="Heading1Char">Events Since Last Meeting<text:s/></text:span></text:h>
      <text:list text:style-name="LFO3" text:continue-numbering="true">
        <text:list-item>
          <text:p text:style-name="ListBullet">Draft sent 14/2/2022</text:p>
        </text:list-item>
      </text:list>
      <text:h text:style-name="Heading1" text:outline-level="1">Team Meeting</text:h>
      <text:p text:style-name="Normal">Draft sent, awaiting response from Daniel. Team suggests organizing a meeting with Professor Daniel in order to ask important questions regarding the program as well<text:s/>as get feedback on our proposal draft.</text:p>
      <text:h text:style-name="Heading1" text:outline-level="1">New Business</text:h>
      <text:list text:style-name="LFO3_1" text:continue-numbering="true">
        <text:list-item>
          <text:p text:style-name="P11">Organize a meeting with Daniel (Afnan)</text:p>
        </text:list-item>
        <text:list-item>
          <text:p text:style-name="P12">Create a list of questions to ask in the interview (Full Team)</text:p>
        </text:list-item>
      </text:list>
      <text:h text:style-name="Heading1" text:outline-level="1">Announcements</text:h>
      <text:p text:style-name="Normal">No announcements<text:s/></text:p>
      <text:h text:style-name="Heading1" text:outline-level="1">Next Meeting</text:h>
      <text:p text:style-name="Normal"><text:span text:style-name="T13">22/2/2022 | 15:15, Horton D1.03</text:span></text:p>
      <text:p text:style-name="Normal"><text:span text:style-name="T14">Motion to adjourn was<text:s/></text:span><text:span text:style-name="T15">made at 15:43 p.m. by unanimous vo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10%" fo:background-color="transparent" style:tab-stop-distance="0.5in"/>
      <style:text-properties style:font-name="Franklin Gothic Book" style:font-name-asian="HGGothicE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D0D0D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/>
      <style:text-properties style:font-name="Franklin Gothic Medium" style:font-name-asian="HGSoeiKakugothicUB" fo:color="#000000" fo:font-size="15pt" style:font-size-asian="15pt" style:font-size-complex="1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.0555in"/>
      <style:text-properties style:font-name="Franklin Gothic Medium" style:font-name-asian="HGSoeiKakugothicUB" fo:color="#C0F400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style:font-size-complex="12pt" fo:hyphenate="false"/>
    </style:style>
    <style:style style:name="Normal" style:display-name="Normal" style:family="paragraph">
      <style:text-properties fo:font-size="12pt" style:font-size-asian="12pt" style:font-size-complex="10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.3333in"/>
      <style:text-properties style:font-name="Franklin Gothic Medium" fo:font-weight="bold" style:font-weight-asian="bold" fo:text-transform="uppercase" style:use-window-font-color="true" fo:font-size="26pt" style:font-size-asian="26pt" fo:hyphenate="false"/>
    </style:style>
    <style:style style:name="TitleChar" style:display-name="Title Char" style:family="text" style:parent-style-name="DefaultParagraphFont">
      <style:text-properties style:font-name="Franklin Gothic Medium" fo:font-weight="bold" style:font-weight-asian="bold" fo:text-transform="uppercase" style:use-window-font-color="true" fo:font-size="26pt" style:font-size-asian="26pt" style:font-size-complex="10pt"/>
    </style:style>
    <style:style style:name="RowHeading" style:display-name="Row Heading" style:family="paragraph" style:parent-style-name="Normal">
      <style:text-properties fo:font-weight="bold" style:font-weight-asian="bold" style:font-weight-complex="bold" fo:hyphenate="false"/>
    </style:style>
    <style:style style:name="FormHeading" style:display-name="Form Heading" style:family="paragraph" style:parent-style-name="Normal">
      <style:paragraph-properties fo:margin-bottom="0.2222in" fo:margin-right="0.2in"/>
      <style:text-properties fo:color="#595959" fo:hyphenate="false"/>
    </style:style>
    <style:style style:name="TableText" style:display-name="Table Text" style:family="paragraph" style:parent-style-name="Normal">
      <style:paragraph-properties fo:margin-bottom="0.2222in"/>
      <style:text-properties fo:hyphenate="false"/>
    </style:style>
    <style:style style:name="Heading1Char" style:display-name="Heading 1 Char" style:family="text" style:parent-style-name="DefaultParagraphFont">
      <style:text-properties style:font-name="Franklin Gothic Medium" style:font-name-asian="HGSoeiKakugothicUB" style:font-name-complex="Times New Roman" fo:color="#000000" fo:font-size="15pt" style:font-size-asian="15pt" style:font-size-complex="15pt"/>
    </style:style>
    <style:style style:name="ListNumber" style:display-name="List Number" style:family="paragraph" style:parent-style-name="Normal" style:list-style-name="LFO1">
      <style:paragraph-properties fo:margin-bottom="0.1388in"/>
      <style:text-properties fo:hyphenate="false"/>
    </style:style>
    <style:style style:name="Heading2Char" style:display-name="Heading 2 Char" style:family="text" style:parent-style-name="DefaultParagraphFont">
      <style:text-properties style:font-name="Franklin Gothic Medium" style:font-name-asian="HGSoeiKakugothicUB" style:font-name-complex="Times New Roman" fo:color="#C0F400" fo:font-size="12pt" style:font-size-asian="12pt" style:font-size-complex="10pt"/>
    </style:style>
    <style:style style:name="Footer" style:display-name="Footer" style:family="paragraph" style:parent-style-name="Normal">
      <style:paragraph-properties fo:text-align="end" fo:margin-bottom="0in" fo:line-height="100%"/>
      <style:text-properties fo:color="#C0F400" fo:hyphenate="false"/>
    </style:style>
    <style:style style:name="FooterChar" style:display-name="Footer Char" style:family="text" style:parent-style-name="DefaultParagraphFont">
      <style:text-properties fo:color="#C0F400" fo:font-size="12pt" style:font-size-asian="12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use-window-font-color="true" style:font-size-complex="12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Bullet" style:display-name="List Bullet" style:family="paragraph" style:parent-style-name="Normal" style:list-style-name="LFO3">
      <style:paragraph-properties style:contextual-spacing="true" fo:margin-top="0.0694in" fo:margin-bottom="0.0694in" fo:line-height="100%"/>
      <style:text-properties style:use-window-font-color="true" fo:font-size="11pt" style:font-size-asian="11pt" style:font-size-complex="10.5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0pt"/>
    </style:style>
    <style:style style:name="Details" style:display-name="Details" style:family="paragraph" style:parent-style-name="Normal">
      <style:paragraph-properties style:contextual-spacing="true" fo:margin-bottom="0.25in"/>
      <style:text-properties fo:font-size="14pt" style:font-size-asian="14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WW_CharLFO1LVL1" style:family="text">
      <style:text-properties fo:color="#595959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3" style:display-name="LFO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use-window-font-color="true"/>
    </style:style>
    <style:style style:family="graphic" style:name="a6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0">
      <style:graphic-properties draw:fill="solid" draw:fill-color="#2f3342" draw:opacity="100%" draw:stroke="none"/>
    </style:style>
    <style:style style:family="graphic" style:name="a1">
      <style:graphic-properties draw:fill="solid" draw:fill-color="#e7e6e6" draw:opacity="100%" draw:stroke="none" draw:shadow="visible" draw:shadow-offset-x="0.04167in" draw:shadow-offset-y="0in" draw:shadow-color="#000000" draw:shadow-opacity="40%"/>
    </style:style>
    <style:style style:family="graphic" style:name="a2">
      <style:graphic-properties draw:fill="solid" draw:fill-color="#c0f400" draw:opacity="100%" draw:stroke="none" draw:shadow="visible" draw:shadow-offset-x="0.04167in" draw:shadow-offset-y="0in" draw:shadow-color="#000000" draw:shadow-opacity="40%"/>
    </style:style>
    <style:style style:family="graphic" style:name="a3">
      <style:graphic-properties draw:fill="solid" draw:fill-color="#2f3342" draw:opacity="100%" draw:stroke="none"/>
    </style:style>
    <style:style style:family="graphic" style:name="a4">
      <style:graphic-properties draw:fill="solid" draw:fill-color="#ffffff" draw:opacity="100%" draw:stroke="none" draw:shadow="visible" draw:shadow-offset-x="0.04167in" draw:shadow-offset-y="0in" draw:shadow-color="#000000" draw:shadow-opacity="40%"/>
    </style:style>
    <style:style style:family="graphic" style:name="a5">
      <style:graphic-properties draw:fill="none" draw:stroke="solid" svg:stroke-width="0.04167in" svg:stroke-color="#c0f400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Header"><text:span text:style-name="T2"><draw:g draw:z-index="251659264" draw:name="Group 6" draw:id="id6" draw:style-name="a6" text:anchor-type="paragraph"><svg:title/><svg:desc/><draw:custom-shape svg:x="0.30843in" svg:y="0in" svg:width="8.58919in" svg:height="2.20807in" draw:id="id0" draw:style-name="a0" draw:name="Freeform: Shape 9"><svg:title/><svg:desc/><draw:enhanced-geometry draw:type="non-primitive" svg:viewBox="0 0 5350933 1388533" draw:enhanced-path="M ?f3 ?f3 L ?f4 ?f3 ?f4 ?f5 ?f3 ?f5 Z N" draw:text-areas="?f18 ?f20 ?f19 ?f21" draw:glue-points="?f22 ?f23 ?f24 ?f23 ?f24 ?f25 ?f22 ?f25" draw:glue-point-leaving-directions="-90, -90, -90, -90"><draw:equation draw:name="f0" draw:formula="0"/><draw:equation draw:name="f1" draw:formula="5350933"/><draw:equation draw:name="f2" draw:formula="1388533"/><draw:equation draw:name="f3" draw:formula="5640"/><draw:equation draw:name="f4" draw:formula="5345567"/><draw:equation draw:name="f5" draw:formula="1384014"/><draw:equation draw:name="f6" draw:formula="?f2 - ?f0"/><draw:equation draw:name="f7" draw:formula="?f1 - ?f0"/><draw:equation draw:name="f8" draw:formula="?f7 / 5350933"/><draw:equation draw:name="f9" draw:formula="?f6 / 1388533"/><draw:equation draw:name="f10" draw:formula="5640 * ?f7"/><draw:equation draw:name="f11" draw:formula="5640 * ?f6"/><draw:equation draw:name="f12" draw:formula="5345567 * ?f7"/><draw:equation draw:name="f13" draw:formula="1384014 * ?f6"/><draw:equation draw:name="f14" draw:formula="?f10 / 5350933"/><draw:equation draw:name="f15" draw:formula="?f11 / 1388533"/><draw:equation draw:name="f16" draw:formula="?f12 / 5350933"/><draw:equation draw:name="f17" draw:formula="?f13 / 1388533"/><draw:equation draw:name="f18" draw:formula="?f0 / ?f8"/><draw:equation draw:name="f19" draw:formula="?f1 / ?f8"/><draw:equation draw:name="f20" draw:formula="?f0 / ?f9"/><draw:equation draw:name="f21" draw:formula="?f2 / ?f9"/><draw:equation draw:name="f22" draw:formula="?f14 / ?f8"/><draw:equation draw:name="f23" draw:formula="?f15 / ?f9"/><draw:equation draw:name="f24" draw:formula="?f16 / ?f8"/><draw:equation draw:name="f25" draw:formula="?f17 / ?f9"/></draw:enhanced-geometry></draw:custom-shape><draw:custom-shape svg:x="1.70056in" svg:y="0.61663in" svg:width="8.92931in" svg:height="9.57239in" draw:id="id1" draw:style-name="a1" draw:name="Freeform: Shape 10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ustom-shape svg:x="0.81693in" svg:y="0.61663in" svg:width="8.92931in" svg:height="9.57239in" draw:id="id2" draw:style-name="a2" draw:name="Freeform: Shape 19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ustom-shape svg:x="0.32511in" svg:y="10.19943in" svg:width="8.57599in" svg:height="1.06237in" draw:id="id3" draw:style-name="a3" draw:name="Freeform: Shape 20"><svg:title/><svg:desc/><draw:enhanced-geometry draw:type="non-primitive" svg:viewBox="0 0 5342466 1041399" draw:enhanced-path="M ?f3 ?f3 L ?f4 ?f3 ?f4 ?f5 ?f3 ?f5 Z N" draw:text-areas="?f18 ?f20 ?f19 ?f21" draw:glue-points="?f22 ?f23 ?f24 ?f23 ?f24 ?f25 ?f22 ?f25" draw:glue-point-leaving-directions="-90, -90, -90, -90"><draw:equation draw:name="f0" draw:formula="0"/><draw:equation draw:name="f1" draw:formula="5342466"/><draw:equation draw:name="f2" draw:formula="1041399"/><draw:equation draw:name="f3" draw:formula="5640"/><draw:equation draw:name="f4" draw:formula="5339640"/><draw:equation draw:name="f5" draw:formula="1036880"/><draw:equation draw:name="f6" draw:formula="?f2 - ?f0"/><draw:equation draw:name="f7" draw:formula="?f1 - ?f0"/><draw:equation draw:name="f8" draw:formula="?f7 / 5342466"/><draw:equation draw:name="f9" draw:formula="?f6 / 1041399"/><draw:equation draw:name="f10" draw:formula="5640 * ?f7"/><draw:equation draw:name="f11" draw:formula="5640 * ?f6"/><draw:equation draw:name="f12" draw:formula="5339640 * ?f7"/><draw:equation draw:name="f13" draw:formula="1036880 * ?f6"/><draw:equation draw:name="f14" draw:formula="?f10 / 5342466"/><draw:equation draw:name="f15" draw:formula="?f11 / 1041399"/><draw:equation draw:name="f16" draw:formula="?f12 / 5342466"/><draw:equation draw:name="f17" draw:formula="?f13 / 1041399"/><draw:equation draw:name="f18" draw:formula="?f0 / ?f8"/><draw:equation draw:name="f19" draw:formula="?f1 / ?f8"/><draw:equation draw:name="f20" draw:formula="?f0 / ?f9"/><draw:equation draw:name="f21" draw:formula="?f2 / ?f9"/><draw:equation draw:name="f22" draw:formula="?f14 / ?f8"/><draw:equation draw:name="f23" draw:formula="?f15 / ?f9"/><draw:equation draw:name="f24" draw:formula="?f16 / ?f8"/><draw:equation draw:name="f25" draw:formula="?f17 / ?f9"/></draw:enhanced-geometry></draw:custom-shape><draw:custom-shape svg:x="0in" svg:y="0.61663in" svg:width="8.92931in" svg:height="9.57239in" draw:id="id4" draw:style-name="a4" draw:name="Freeform: Shape 21"><svg:title/><svg:desc/><draw:enhanced-geometry draw:type="non-primitive" svg:viewBox="0 0 5339927 6018954" draw:enhanced-path="M ?f1 ?f3 L ?f4 ?f3 C ?f4 ?f3 ?f5 ?f6 ?f7 ?f8 L ?f7 ?f9 C ?f7 ?f10 ?f11 ?f0 ?f12 ?f0 L ?f13 ?f0 C ?f14 ?f0 ?f15 ?f16 ?f0 ?f17 L ?f0 ?f2 ?f1 ?f2 ?f1 ?f3 Z N" draw:text-areas="?f46 ?f48 ?f47 ?f49" draw:glue-points="?f50 ?f51 ?f52 ?f51 ?f53 ?f54 ?f53 ?f55 ?f56 ?f57 ?f58 ?f57 ?f59 ?f60 ?f59 ?f61 ?f50 ?f61 ?f50 ?f51" draw:glue-point-leaving-directions="-90, -90, -90, -90, -90, -90, -90, -90, -90, -90"><draw:equation draw:name="f0" draw:formula="0"/><draw:equation draw:name="f1" draw:formula="5339927"/><draw:equation draw:name="f2" draw:formula="6018954"/><draw:equation draw:name="f3" draw:formula="915247"/><draw:equation draw:name="f4" draw:formula="3787987"/><draw:equation draw:name="f5" draw:formula="3374067"/><draw:equation draw:name="f6" draw:formula="956949"/><draw:equation draw:name="f7" draw:formula="3327400"/><draw:equation draw:name="f8" draw:formula="435187"/><draw:equation draw:name="f9" draw:formula="476889"/><draw:equation draw:name="f10" draw:formula="236435"/><draw:equation draw:name="f11" draw:formula="3132667"/><draw:equation draw:name="f12" draw:formula="2892213"/><draw:equation draw:name="f13" draw:formula="238760"/><draw:equation draw:name="f14" draw:formula="150707"/><draw:equation draw:name="f15" draw:formula="68580"/><draw:equation draw:name="f16" draw:formula="26247"/><draw:equation draw:name="f17" draw:formula="71120"/><draw:equation draw:name="f18" draw:formula="?f2 - ?f0"/><draw:equation draw:name="f19" draw:formula="?f1 - ?f0"/><draw:equation draw:name="f20" draw:formula="?f19 / 5339927"/><draw:equation draw:name="f21" draw:formula="?f18 / 6018954"/><draw:equation draw:name="f22" draw:formula="5339927 * ?f19"/><draw:equation draw:name="f23" draw:formula="915247 * ?f18"/><draw:equation draw:name="f24" draw:formula="3787987 * ?f19"/><draw:equation draw:name="f25" draw:formula="3327400 * ?f19"/><draw:equation draw:name="f26" draw:formula="435187 * ?f18"/><draw:equation draw:name="f27" draw:formula="476889 * ?f18"/><draw:equation draw:name="f28" draw:formula="2892213 * ?f19"/><draw:equation draw:name="f29" draw:formula="0 * ?f18"/><draw:equation draw:name="f30" draw:formula="238760 * ?f19"/><draw:equation draw:name="f31" draw:formula="0 * ?f19"/><draw:equation draw:name="f32" draw:formula="71120 * ?f18"/><draw:equation draw:name="f33" draw:formula="6018954 * ?f18"/><draw:equation draw:name="f34" draw:formula="?f22 / 5339927"/><draw:equation draw:name="f35" draw:formula="?f23 / 6018954"/><draw:equation draw:name="f36" draw:formula="?f24 / 5339927"/><draw:equation draw:name="f37" draw:formula="?f25 / 5339927"/><draw:equation draw:name="f38" draw:formula="?f26 / 6018954"/><draw:equation draw:name="f39" draw:formula="?f27 / 6018954"/><draw:equation draw:name="f40" draw:formula="?f28 / 5339927"/><draw:equation draw:name="f41" draw:formula="?f29 / 6018954"/><draw:equation draw:name="f42" draw:formula="?f30 / 5339927"/><draw:equation draw:name="f43" draw:formula="?f31 / 5339927"/><draw:equation draw:name="f44" draw:formula="?f32 / 6018954"/><draw:equation draw:name="f45" draw:formula="?f33 / 6018954"/><draw:equation draw:name="f46" draw:formula="?f0 / ?f20"/><draw:equation draw:name="f47" draw:formula="?f1 / ?f20"/><draw:equation draw:name="f48" draw:formula="?f0 / ?f21"/><draw:equation draw:name="f49" draw:formula="?f2 / ?f21"/><draw:equation draw:name="f50" draw:formula="?f34 / ?f20"/><draw:equation draw:name="f51" draw:formula="?f35 / ?f21"/><draw:equation draw:name="f52" draw:formula="?f36 / ?f20"/><draw:equation draw:name="f53" draw:formula="?f37 / ?f20"/><draw:equation draw:name="f54" draw:formula="?f38 / ?f21"/><draw:equation draw:name="f55" draw:formula="?f39 / ?f21"/><draw:equation draw:name="f56" draw:formula="?f40 / ?f20"/><draw:equation draw:name="f57" draw:formula="?f41 / ?f21"/><draw:equation draw:name="f58" draw:formula="?f42 / ?f20"/><draw:equation draw:name="f59" draw:formula="?f43 / ?f20"/><draw:equation draw:name="f60" draw:formula="?f44 / ?f21"/><draw:equation draw:name="f61" draw:formula="?f45 / ?f21"/></draw:enhanced-geometry></draw:custom-shape><draw:connector draw:type="line" svg:x1="0.83361in" svg:y1="0.91662in" svg:x2="0.83361in" svg:y2="10.01815in" draw:id="id5" draw:style-name="a5" draw:name="Straight Connector 22"><svg:title/><svg:desc/></draw:connector></draw:g></text:span></text:p>
      </style:header>
      <style:footer>
        <text:p text:style-name="Footer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ed ghafori</meta:initial-creator>
    <dc:creator>mohammed ghafori</dc:creator>
    <meta:creation-date>2022-03-09T15:42:00Z</meta:creation-date>
    <dc:date>2022-03-09T15:59:00Z</dc:date>
    <meta:template xlink:href="Educational%20meeting%20minutes" xlink:type="simple"/>
    <meta:editing-cycles>5</meta:editing-cycles>
    <meta:editing-duration>PT60S</meta:editing-duration>
    <meta:user-defined meta:name="ContentTypeId">0x01010079F111ED35F8CC479449609E8A0923A6</meta:user-defined>
    <meta:document-statistic meta:page-count="1" meta:paragraph-count="1" meta:word-count="114" meta:character-count="767" meta:row-count="5" meta:non-whitespace-character-count="654"/>
  </office:meta>
</office:document-meta>
</file>